
<file path=content.xml><?xml version="1.0" encoding="utf-8"?>
<office:document-content xmlns:office="urn:oasis:names:tc:opendocument:xmlns:office:1.0" xmlns:text="urn:oasis:names:tc:opendocument:xmlns:text:1.0">
  <office:body>
    <office:text>
      <text:p>Il sig. Mario Rossi, C.F. RSSMRA80A01H501U, residente in Roma, cita la società Alfa SRL, P.IVA 12345678901.</text:p>
      <text:p>email: test@example.it, tel. 333 1234567</text:p>
    </office:text>
  </office:body>
</office:document-content>
</file>